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ller" svg:font-family="Aller" style:font-pitch="variable"/>
    <style:font-face style:name="Aller Display" svg:font-family="'Aller Display'" style:font-pitch="variable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81cm" svg:stroke-color="#657b83" draw:marker-start-width="0.321cm" draw:marker-end="Arrow" draw:marker-end-width="0.421cm" draw:fill="none" draw:textarea-vertical-align="top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draw:stroke-dash="Fine_20_Dashed" svg:stroke-width="0.081cm" svg:stroke-color="#657b83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-color="#dc322f" draw:textarea-horizontal-align="justify" draw:textarea-vertical-align="middle" draw:auto-grow-height="false" fo:min-height="0.75cm" fo:min-width="0.642cm"/>
    </style:style>
    <style:style style:name="gr4" style:family="graphic" style:parent-style-name="standard">
      <style:graphic-properties draw:stroke="none" draw:fill-color="#dc322f" draw:textarea-horizontal-align="justify" draw:textarea-vertical-align="middle" draw:auto-grow-height="false" fo:min-height="0.65cm" fo:min-width="1.142cm"/>
    </style:style>
    <style:style style:name="gr5" style:family="graphic" style:parent-style-name="standard">
      <style:graphic-properties draw:stroke="none" draw:fill-color="#dc322f" draw:textarea-horizontal-align="justify" draw:textarea-vertical-align="middle" draw:auto-grow-height="false" fo:min-height="0.75cm" fo:min-width="1.842cm"/>
    </style:style>
    <style:style style:name="gr6" style:family="graphic" style:parent-style-name="standard">
      <style:graphic-properties draw:stroke="dash" draw:stroke-dash="Fine_20_Dashed" svg:stroke-width="0.081cm" svg:stroke-color="#dc322f" draw:marker-start-width="0.321cm" draw:marker-end-width="0.321cm" draw:fill="none" draw:textarea-horizontal-align="justify" draw:textarea-vertical-align="middle" draw:auto-grow-height="false" fo:min-height="0.59cm" fo:min-width="0.34cm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draw:stroke-dash="Fine_20_Dashed" svg:stroke-width="0.081cm" svg:stroke-color="#657b8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/>
      <style:paragraph-properties fo:text-align="end"/>
      <style:text-properties style:font-name="Hack1" fo:font-size="14pt" fo:background-color="transparen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dc322f"/>
      <style:paragraph-properties fo:text-align="center"/>
      <style:text-properties fo:color="#ffffff" style:font-name="Aller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  <style:text-properties fo:color="#dc322f" style:font-name="Aller Display" fo:font-size="22pt" style:font-size-asian="22pt" style:font-size-complex="22pt"/>
    </style:style>
    <style:style style:name="T1" style:family="text">
      <style:text-properties fo:color="#586e75" style:font-name="Hack1" fo:font-size="14pt" fo:background-color="#fdf6e3" style:font-size-asian="14pt" style:font-size-complex="14pt"/>
    </style:style>
    <style:style style:name="T2" style:family="text">
      <style:text-properties fo:color="#859900" style:font-name="Hack1" fo:font-size="14pt" fo:background-color="#fdf6e3" style:font-size-asian="14pt" style:font-size-complex="14pt"/>
    </style:style>
    <style:style style:name="T3" style:family="text">
      <style:text-properties fo:color="#cb4b16" style:font-name="Hack1" fo:font-size="14pt" fo:font-weight="bold" fo:background-color="#fdf6e3" style:font-size-asian="14pt" style:font-weight-asian="bold" style:font-size-complex="14pt" style:font-weight-complex="bold"/>
    </style:style>
    <style:style style:name="T4" style:family="text">
      <style:text-properties fo:color="#859900" style:font-name="Hack1" fo:font-size="14pt" fo:font-weight="bold" fo:background-color="#fdf6e3" style:font-size-asian="14pt" style:font-weight-asian="bold" style:font-size-complex="14pt" style:font-weight-complex="bold"/>
    </style:style>
    <style:style style:name="T5" style:family="text">
      <style:text-properties style:font-name="Hack1" fo:font-size="14pt" fo:background-color="#fdf6e3" style:font-size-asian="14pt" style:font-size-complex="14pt"/>
    </style:style>
    <style:style style:name="T6" style:family="text">
      <style:text-properties fo:color="#d33682" style:font-name="Hack1" fo:font-size="14pt" fo:font-weight="bold" fo:background-color="#fdf6e3" style:font-size-asian="14pt" style:font-weight-asian="bold" style:font-size-complex="14pt" style:font-weight-complex="bold"/>
    </style:style>
    <style:style style:name="T7" style:family="text">
      <style:text-properties fo:color="#ffffff" style:font-name="Aller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dc322f" style:font-name="Aller Display" fo:font-size="22pt" style:font-size-asian="22pt" style:font-size-complex="22pt"/>
    </style:style>
    <style:style style:name="T9" style:family="text">
      <style:text-properties fo:color="#586e75" style:font-name="Hack1" fo:font-size="14pt" fo:font-weight="normal" fo:background-color="#fdf6e3" style:font-size-asian="14pt" style:font-weight-asian="normal" style:font-size-complex="14pt" style:font-weight-complex="normal"/>
    </style:style>
    <style:style style:name="T10" style:family="text">
      <style:text-properties fo:color="#859900" style:font-name="Hack1" fo:font-size="14pt" fo:font-weight="normal" fo:background-color="#fdf6e3" style:font-size-asian="14pt" style:font-weight-asian="normal" style:font-size-complex="14pt" style:font-weight-complex="normal"/>
    </style:style>
    <style:style style:name="T11" style:family="text">
      <style:text-properties fo:color="#d33682" style:font-name="Hack1" fo:font-size="14pt" fo:font-style="italic" fo:font-weight="normal" fo:background-color="#fdf6e3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color="#586e75" style:font-name="Hack1" fo:font-size="14pt" fo:font-style="normal" fo:font-weight="normal" fo:background-color="#fdf6e3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d33682" style:font-name="Hack1" fo:font-size="14pt" fo:font-style="italic" fo:background-color="#fdf6e3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3" draw:layer="layout" draw:type="curve" draw:line-skew="0.15cm" svg:x1="9.429cm" svg:y1="9.9cm" svg:x2="20.221cm" svg:y2="7.7cm" draw:start-shape="id1" draw:start-glue-point="2" draw:end-shape="id2" draw:end-glue-point="2" svg:d="M9429 9900c0 975 10792 2075 10792-2200" svg:viewBox="0 0 10793 3092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obot </text:span><text:span text:style-name="T2">holds</text:span><text:span text:style-name="T1"> </text:span><text:span text:style-name="T3">nothing</text:span></text:p>
          <text:p text:style-name="P2"><text:span text:style-name="T4"/></text:p>
        </draw:connector>
        <draw:connector draw:style-name="gr2" draw:text-style-name="P3" draw:layer="layout" draw:type="curve" svg:x1="1.65cm" svg:y1="2.4cm" svg:x2="8.258cm" svg:y2="9.4cm" draw:start-shape="id3" draw:start-glue-point="8" draw:end-shape="id1" draw:end-glue-point="3" svg:d="M1650 2400c0 4667 2202 7000 6608 7000" svg:viewBox="0 0 6609 7001">
          <text:p text:style-name="P4"><text:span text:style-name="T1">kitchen</text:span><text:span text:style-name="T5"> </text:span><text:span text:style-name="T2">locked</text:span></text:p>
          <text:p text:style-name="P2"><text:span text:style-name="T6"/></text:p>
        </draw:connector>
        <draw:custom-shape draw:style-name="gr3" draw:text-style-name="P5" xml:id="id4" draw:id="id4" draw:layer="layout" svg:width="1.142cm" svg:height="1cm" svg:x="8.858cm" svg:y="1.25cm">
          <text:p text:style-name="P1"><text:span text:style-name="T7">go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1.642cm" svg:height="0.9cm" svg:x="19.4cm" svg:y="6.8cm">
          <text:p text:style-name="P1"><text:span text:style-name="T7">grab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2.342cm" svg:height="1cm" svg:x="8.258cm" svg:y="8.9cm">
          <text:p text:style-name="P1"><text:span text:style-name="T7">unlock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1.3cm" svg:height="1.3cm" svg:x="1cm" svg:y="1.1cm">
          <text:p text:style-name="P1"><text:span text:style-name="T8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" draw:id="id5" draw:layer="layout" svg:width="1.3cm" svg:height="1.3cm" svg:x="19.571cm" svg:y="1.1cm">
          <text:p text:style-name="P1"><text:span text:style-name="T8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3" draw:layer="layout" draw:type="curve" svg:x1="2.3cm" svg:y1="1.75cm" svg:x2="8.858cm" svg:y2="1.75cm" draw:start-shape="id3" draw:end-shape="id4" draw:end-glue-point="3" svg:d="M2300 1750h6558" svg:viewBox="0 0 6559 1">
          <text:p text:style-name="P2"><text:span text:style-name="T1"/></text:p>
          <text:p text:style-name="P4"><text:span text:style-name="T1">robot</text:span><text:span text:style-name="T5"> </text:span><text:span text:style-name="T2">room</text:span><text:span text:style-name="T5"> </text:span><text:span text:style-name="T9">corridor</text:span><text:span text:style-name="T9"><text:line-break/></text:span><text:span text:style-name="T9">corridor</text:span><text:span text:style-name="T9"> </text:span><text:span text:style-name="T10">locked</text:span><text:span text:style-name="T9"> </text:span><text:span text:style-name="T11">false</text:span></text:p>
        </draw:connector>
        <draw:connector draw:style-name="gr7" draw:text-style-name="P3" draw:layer="layout" draw:type="curve" svg:x1="20.221cm" svg:y1="6.8cm" svg:x2="20.221cm" svg:y2="2.4cm" draw:start-shape="id2" draw:start-glue-point="0" draw:end-shape="id5" draw:end-glue-point="8" svg:d="M20221 6800v-4400" svg:viewBox="0 0 1 4401">
          <text:p text:style-name="P2"><text:span text:style-name="T1">robot</text:span><text:span text:style-name="T5"> </text:span><text:span text:style-name="T2">holds</text:span><text:span text:style-name="T5"> </text:span><text:span text:style-name="T9">lollipop</text:span></text:p>
          <text:p text:style-name="P2"><text:span text:style-name="T6"/></text:p>
        </draw:connector>
        <draw:custom-shape draw:style-name="gr4" draw:text-style-name="P5" xml:id="id6" draw:id="id6" draw:layer="layout" svg:width="1.642cm" svg:height="0.9cm" svg:x="8.608cm" svg:y="5.8cm">
          <text:p text:style-name="P1"><text:span text:style-name="T7">gra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.65cm" svg:y1="2.4cm" svg:x2="8.608cm" svg:y2="6.25cm" draw:start-shape="id3" draw:start-glue-point="8" draw:end-shape="id6" draw:end-glue-point="3" svg:d="M1650 2400c0 2567 2319 3850 6958 3850" svg:viewBox="0 0 6959 3851">
          <text:p text:style-name="P4"><text:span text:style-name="T1">robot</text:span><text:span text:style-name="T5"> </text:span><text:span text:style-name="T2">holds</text:span><text:span text:style-name="T5"> </text:span><text:span text:style-name="T3">nothing</text:span><text:span text:style-name="T9"><text:line-break/></text:span><text:span text:style-name="T9">key</text:span><text:span text:style-name="T9"> </text:span><text:span text:style-name="T10">room</text:span><text:span text:style-name="T9"> </text:span><text:span text:style-name="T12">livingroom</text:span></text:p>
        </draw:connector>
        <draw:connector draw:style-name="gr7" draw:text-style-name="P3" draw:layer="layout" draw:type="curve" svg:x1="9.429cm" svg:y1="2.25cm" svg:x2="9.429cm" svg:y2="5.8cm" draw:start-shape="id4" draw:start-glue-point="2" draw:end-shape="id6" draw:end-glue-point="0" svg:d="M9429 2250v3550" svg:viewBox="0 0 1 3551">
          <text:p text:style-name="P2"><text:span text:style-name="T1">robot</text:span><text:span text:style-name="T5"> </text:span><text:span text:style-name="T10">room</text:span><text:span text:style-name="T5"> </text:span><text:span text:style-name="T12">livingroom</text:span></text:p>
        </draw:connector>
        <draw:connector draw:style-name="gr2" draw:text-style-name="P3" draw:layer="layout" draw:type="curve" svg:x1="9.429cm" svg:y1="6.7cm" svg:x2="9.429cm" svg:y2="8.9cm" draw:start-shape="id6" draw:start-glue-point="2" draw:end-shape="id1" draw:end-glue-point="0" svg:d="M9429 6700v2200" svg:viewBox="0 0 1 2201">
          <text:p text:style-name="P2"><text:span text:style-name="T1">robot</text:span><text:span text:style-name="T5"> </text:span><text:span text:style-name="T2">holds</text:span><text:span text:style-name="T5"> </text:span><text:span text:style-name="T9">key</text:span></text:p>
          <text:p text:style-name="P2"><text:span text:style-name="T6"/></text:p>
        </draw:connector>
        <draw:custom-shape draw:style-name="gr3" draw:text-style-name="P5" xml:id="id7" draw:id="id7" draw:layer="layout" svg:width="1.142cm" svg:height="1cm" svg:x="17cm" svg:y="8.9cm">
          <text:p text:style-name="P1"><text:span text:style-name="T7">g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0.6cm" svg:y1="9.4cm" svg:x2="17cm" svg:y2="9.4cm" draw:start-shape="id1" draw:start-glue-point="1" draw:end-shape="id7" draw:end-glue-point="3" svg:d="M10600 9400h6400" svg:viewBox="0 0 6401 1">
          <text:p text:style-name="P4"><text:span text:style-name="T1">kitchen</text:span><text:span text:style-name="T5"> </text:span><text:span text:style-name="T2">locked </text:span><text:span text:style-name="T13">false</text:span></text:p>
          <text:p text:style-name="P2"><text:span text:style-name="T4"/></text:p>
        </draw:connector>
        <draw:connector draw:style-name="gr7" draw:text-style-name="P3" draw:layer="layout" draw:type="curve" svg:x1="10cm" svg:y1="1.75cm" svg:x2="17.571cm" svg:y2="8.9cm" draw:start-shape="id4" draw:start-glue-point="1" draw:end-shape="id7" draw:end-glue-point="0" svg:d="M10000 1750c5048 0 7571 2383 7571 7150" svg:viewBox="0 0 7572 7151">
          <text:p text:style-name="P2"><text:span text:style-name="T1"><text:tab/></text:span><text:span text:style-name="T1"><text:tab/></text:span><text:span text:style-name="T1">robot</text:span><text:span text:style-name="T5"> </text:span><text:span text:style-name="T10">room</text:span><text:span text:style-name="T5"> </text:span><text:span text:style-name="T12">livingroom</text:span></text:p>
        </draw:connector>
        <draw:connector draw:style-name="gr1" draw:text-style-name="P3" draw:layer="layout" draw:type="curve" svg:x1="18.142cm" svg:y1="9.4cm" svg:x2="20.221cm" svg:y2="7.7cm" draw:start-shape="id7" draw:start-glue-point="1" draw:end-shape="id2" draw:end-glue-point="2" svg:d="M18142 9400c1386 0 2079-566 2079-1700" svg:viewBox="0 0 2080 1701">
          <text:p text:style-name="P4"><text:span text:style-name="T1"/></text:p>
          <text:p text:style-name="P4"><text:span text:style-name="T1"><text:tab/></text:span><text:span text:style-name="T1"><text:tab/></text:span><text:span text:style-name="T1"><text:tab/></text:span></text:p>
          <text:p text:style-name="P4"><text:span text:style-name="T1"><text:tab/></text:span><text:span text:style-name="T1"><text:tab/></text:span><text:span text:style-name="T1"><text:tab/></text:span><text:span text:style-name="T1">robot</text:span><text:span text:style-name="T5"> </text:span><text:span text:style-name="T2">room</text:span><text:span text:style-name="T5"> </text:span><text:span text:style-name="T9">kitchen</text:span></text:p>
          <text:p text:style-name="P2"><text:span text:style-name="T6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ller" svg:font-family="Aller" style:font-pitch="variable"/>
    <style:font-face style:name="Aller Display" svg:font-family="'Aller Display'" style:font-pitch="variable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6-02-14T18:55:09.316968182</meta:creation-date>
    <dc:date>2016-03-14T14:04:05.183738776</dc:date>
    <meta:editing-duration>PT44M26S</meta:editing-duration>
    <meta:editing-cycles>9</meta:editing-cycles>
    <meta:generator>LibreOffice/5.1.1.2$Linux_X86_64 LibreOffice_project/10m0$Build-2</meta:generator>
    <meta:document-statistic meta:object-count="17"/>
  </office:meta>
</office:document-meta>
</file>